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df1c" officeooo:paragraph-rsid="0001df1c" style:font-size-asian="15pt" style:font-size-complex="15pt"/>
    </style:style>
    <style:style style:name="P2" style:family="paragraph" style:parent-style-name="Standard">
      <style:text-properties fo:font-size="15pt" officeooo:rsid="0003a9ff" officeooo:paragraph-rsid="0003a9ff" style:font-size-asian="15pt" style:font-size-complex="15pt"/>
    </style:style>
    <style:style style:name="P3" style:family="paragraph" style:parent-style-name="Standard">
      <style:text-properties fo:font-size="15pt" officeooo:rsid="000457aa" officeooo:paragraph-rsid="000457aa" style:font-size-asian="15pt" style:font-size-complex="15pt"/>
    </style:style>
    <style:style style:name="P4" style:family="paragraph" style:parent-style-name="Standard">
      <style:text-properties fo:font-size="15pt" officeooo:rsid="0007fb4b" officeooo:paragraph-rsid="0007fb4b" style:font-size-asian="15pt" style:font-size-complex="15pt"/>
    </style:style>
    <style:style style:name="P5" style:family="paragraph" style:parent-style-name="Standard">
      <style:text-properties fo:font-size="15pt" officeooo:rsid="00098e13" officeooo:paragraph-rsid="00098e13" style:font-size-asian="15pt" style:font-size-complex="15pt"/>
    </style:style>
    <style:style style:name="P6" style:family="paragraph" style:parent-style-name="Standard">
      <style:text-properties fo:color="#cc0000" fo:font-size="15pt" officeooo:rsid="00098e13" officeooo:paragraph-rsid="00098e13" style:font-size-asian="15pt" style:font-size-complex="15pt"/>
    </style:style>
    <style:style style:name="P7" style:family="paragraph" style:parent-style-name="Standard">
      <style:text-properties fo:color="#000000" fo:font-size="15pt" officeooo:rsid="00098e13" officeooo:paragraph-rsid="00098e13" style:font-size-asian="15pt" style:font-size-complex="15pt"/>
    </style:style>
    <style:style style:name="P8" style:family="paragraph" style:parent-style-name="Standard">
      <style:text-properties fo:color="#000000" fo:font-size="15pt" officeooo:rsid="000c45d9" officeooo:paragraph-rsid="000c45d9" style:font-size-asian="15pt" style:font-size-complex="15pt"/>
    </style:style>
    <style:style style:name="T1" style:family="text">
      <style:text-properties officeooo:rsid="00065968"/>
    </style:style>
    <style:style style:name="T2" style:family="text">
      <style:text-properties officeooo:rsid="00098e13"/>
    </style:style>
    <style:style style:name="T3" style:family="text">
      <style:text-properties officeooo:rsid="000a9c44"/>
    </style:style>
    <style:style style:name="T4" style:family="text">
      <style:text-properties officeooo:rsid="000c1288"/>
    </style:style>
    <style:style style:name="T5" style:family="text">
      <style:text-properties officeooo:rsid="000c45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3</text:p>
      <text:p text:style-name="P1"/>
      <text:p text:style-name="P1"/>
      <text:p text:style-name="P1">def f1(a,*args,b,**kwargs):</text:p>
      <text:p text:style-name="P1"><text:s text:c="4"/>return a + b</text:p>
      <text:p text:style-name="P1">f1=lambda a,*args,b,**kwargs:a+b</text:p>
      <text:p text:style-name="P1"/>
      <text:p text:style-name="P1"/>
      <text:p text:style-name="P2">help(函数名)</text:p>
      <text:p text:style-name="P2"/>
      <text:p text:style-name="P3">模块</text:p>
      <text:p text:style-name="P3">导入语句　</text:p>
      <text:p text:style-name="P3">import 模块名　as <text:s/>新建函数名<text:span text:style-name="T1">　</text:span></text:p>
      <text:p text:style-name="P3">from <text:s/>模块　 <text:s/>import　调用函数名<text:span text:style-name="T1">　as 新建函数名</text:span></text:p>
      <text:p text:style-name="P3">from <text:s text:c="4"/>import <text:s/>*</text:p>
      <text:p text:style-name="P3"/>
      <text:p text:style-name="P3"/>
      <text:p text:style-name="P4">dir()</text:p>
      <text:p text:style-name="P4">help()</text:p>
      <text:p text:style-name="P4"/>
      <text:p text:style-name="P4">模块分为四类<text:span text:style-name="T2">　</text:span></text:p>
      <text:p text:style-name="P5">内置模块</text:p>
      <text:p text:style-name="P5">标准库模块</text:p>
      <text:p text:style-name="P5">自建模块</text:p>
      <text:p text:style-name="P5">第三方模块</text:p>
      <text:p text:style-name="P5"/>
      <text:p text:style-name="P5"/>
      <text:p text:style-name="P5"/>
      <text:p text:style-name="P6">系统模块</text:p>
      <text:p text:style-name="P6">运行时系统相关<text:span text:style-name="T3">的信息</text:span></text:p>
      <text:p text:style-name="P6"/>
      <text:p text:style-name="P6">文档参见</text:p>
      <text:p text:style-name="P7">模块搜索<text:span text:style-name="T4">的路径是从头开始　当导入一个模块名字时，电脑从头开始搜索，知道没有搜索到</text:span></text:p>
      <text:p text:style-name="P7"/>
      <text:p text:style-name="P7"/>
      <text:p text:style-name="P7"/>
      <text:p text:style-name="P7"><text:soft-page-break/></text:p>
      <text:p text:style-name="P7">系统模块<text:span text:style-name="T5">　import sys</text:span></text:p>
      <text:p text:style-name="P7"/>
      <text:p text:style-name="P7">自定义模块<text:span text:style-name="T5">　</text:span></text:p>
      <text:p text:style-name="P7">要求</text:p>
      <text:p text:style-name="P7">模块名<text:span text:style-name="T5">以＇.py＇结尾</text:span></text:p>
      <text:p text:style-name="P7"/>
      <text:p text:style-name="P7">导入方式<text:span text:style-name="T5">　</text:span></text:p>
      <text:p text:style-name="P8">import 语句</text:p>
      <text:p text:style-name="P8">from import 语句</text:p>
      <text:p text:style-name="P8">from import *语句　</text:p>
      <text:p text:style-name="P8"/>
      <text:p text:style-name="P8">示例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09:05:36.792612289</meta:creation-date>
    <meta:generator>LibreOffice/5.1.6.2$Linux_X86_64 LibreOffice_project/10m0$Build-2</meta:generator>
    <dc:date>2018-08-17T09:59:46.193639805</dc:date>
    <meta:editing-duration>PT43M54S</meta:editing-duration>
    <meta:editing-cycles>8</meta:editing-cycles>
    <meta:document-statistic meta:table-count="0" meta:image-count="0" meta:object-count="0" meta:page-count="2" meta:paragraph-count="30" meta:word-count="171" meta:character-count="342" meta:non-whitespace-character-count="299"/>
  </office:meta>
</office:document-meta>
</file>